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268cm" svg:height="0.474cm" draw:transform="rotate (1.5687019316925) translate (0.0105477137552322cm 0.470500139693501cm)" svg:viewBox="0 0 269 475" draw:points="269,404 124,238 269,71 207,0 0,238 207,475">
          <text:p/>
        </draw:polygon>
        <draw:polygon draw:style-name="gr1" draw:text-style-name="P1" draw:layer="layout" svg:width="0.268cm" svg:height="0.474cm" draw:transform="rotate (1.5687019316925) translate (0.0136138510449052cm 0.294323456805295cm)" svg:viewBox="0 0 269 475" draw:points="269,404 124,238 269,71 207,0 0,238 207,4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1:15:51.861534000</dc:date>
    <dc:creator>Engelbert Niehaus</dc:creator>
    <meta:editing-duration>PT1M45S</meta:editing-duration>
    <meta:editing-cycles>2</meta:editing-cycles>
    <meta:generator>LibreOffice/6.0.6.2$MacOSX_X86_64 LibreOffice_project/0c292870b25a325b5ed35f6b45599d2ea4458e77</meta:generator>
    <meta:document-statistic meta:object-count="2"/>
  </office:meta>
</office:document-meta>
</file>